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3083in"/>
    </style:style>
    <style:style style:name="Table1.B" style:family="table-column">
      <style:table-column-properties style:column-width="2.0708in"/>
    </style:style>
    <style:style style:name="Table1.C" style:family="table-column">
      <style:table-column-properties style:column-width="1.7201in"/>
    </style:style>
    <style:style style:name="Table1.D" style:family="table-column">
      <style:table-column-properties style:column-width="1.8257in"/>
    </style:style>
    <style:style style:name="Table1.A1" style:family="table-cell">
      <style:table-cell-properties style:vertical-align="middle" fo:padding="0.0194in" fo:border="0.05pt solid #000000"/>
    </style:style>
    <style:style style:name="P1" style:family="paragraph" style:parent-style-name="Standard">
      <style:paragraph-properties>
        <style:tab-stops>
          <style:tab-stop style:position="5.5835in"/>
        </style:tab-stops>
      </style:paragraph-properties>
    </style:style>
    <style:style style:name="P2" style:family="paragraph" style:parent-style-name="Standard">
      <style:text-properties fo:font-weight="bold" officeooo:paragraph-rsid="001f31b0" style:font-weight-asian="bold" style:font-weight-complex="bold"/>
    </style:style>
    <style:style style:name="P3" style:family="paragraph" style:parent-style-name="Standard">
      <style:text-properties fo:font-weight="bold" officeooo:paragraph-rsid="001f31b0" style:font-weight-asian="bold"/>
    </style:style>
    <style:style style:name="P4" style:family="paragraph" style:parent-style-name="Standard">
      <style:text-properties officeooo:paragraph-rsid="001f31b0"/>
    </style:style>
    <style:style style:name="P5" style:family="paragraph" style:parent-style-name="Text_20_body">
      <style:paragraph-properties fo:text-align="center" style:justify-single-word="false"/>
      <style:text-properties officeooo:paragraph-rsid="0027d686"/>
    </style:style>
    <style:style style:name="P6" style:family="paragraph" style:parent-style-name="Table_20_Contents">
      <style:text-properties officeooo:paragraph-rsid="002fbb22"/>
    </style:style>
    <style:style style:name="P7" style:family="paragraph" style:parent-style-name="Table_20_Contents">
      <style:text-properties officeooo:paragraph-rsid="003538a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officeooo:rsid="00079aa8" style:font-size-asian="12pt" style:font-size-complex="12pt"/>
    </style:style>
    <style:style style:name="T4" style:family="text">
      <style:text-properties fo:font-size="12pt" officeooo:rsid="0007ae0e" style:font-size-asian="12pt" style:font-size-complex="12pt"/>
    </style:style>
    <style:style style:name="T5" style:family="text">
      <style:text-properties fo:font-size="12pt" officeooo:rsid="00243e89" style:font-size-asian="12pt" style:font-size-complex="12pt"/>
    </style:style>
    <style:style style:name="T6" style:family="text">
      <style:text-properties fo:font-size="12pt" officeooo:rsid="002ee117" style:font-size-asian="12pt" style:font-size-complex="12pt"/>
    </style:style>
    <style:style style:name="T7" style:family="text">
      <style:text-properties fo:font-size="12pt" officeooo:rsid="002fbb22" style:font-size-asian="12pt" style:font-size-complex="12pt"/>
    </style:style>
    <style:style style:name="T8" style:family="text">
      <style:text-properties fo:font-size="12pt" officeooo:rsid="0033a451" style:font-size-asian="12pt" style:font-size-complex="12pt"/>
    </style:style>
    <style:style style:name="T9" style:family="text">
      <style:text-properties fo:font-size="12pt" officeooo:rsid="0038a1ea" style:font-size-asian="12pt" style:font-size-complex="12pt"/>
    </style:style>
    <style:style style:name="T10" style:family="text">
      <style:text-properties officeooo:rsid="00132996"/>
    </style:style>
    <style:style style:name="T11" style:family="text">
      <style:text-properties officeooo:rsid="0009095e"/>
    </style:style>
    <style:style style:name="T12" style:family="text">
      <style:text-properties officeooo:rsid="002fbb22"/>
    </style:style>
    <style:style style:name="T13" style:family="text">
      <style:text-properties officeooo:rsid="003538ad"/>
    </style:style>
    <style:style style:name="T14" style:family="text">
      <style:text-properties officeooo:rsid="003604e5"/>
    </style:style>
    <style:style style:name="T15" style:family="text">
      <style:text-properties officeooo:rsid="003730ad"/>
    </style:style>
    <style:style style:name="T16" style:family="text"/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P2">Docente:<text:tab/><text:tab/>Bruce D. Marron</text:p>
      <text:p text:style-name="P2">Ciclo: <text:tab/><text:tab/><text:tab/>25-2</text:p>
      <text:p text:style-name="P4"><text:span text:style-name="T1">Materia: <text:tab/><text:tab/></text:span><text:span text:style-name="T2">Terminología Especializada en Documentos Jurídicos</text:span></text:p>
      <text:p text:style-name="P2">Curso:<text:tab/><text:tab/><text:tab/>IT0733</text:p>
      <text:p text:style-name="P4"><text:span text:style-name="T1">Licenciatura: <text:tab/>I</text:span><text:span text:style-name="T2">nterpretación y Traducción</text:span></text:p>
      <text:p text:style-name="P3">Horario:<text:tab/><text:tab/>Martes 19:00 – 20:00, Miércoles 1<text:span text:style-name="T11">7</text:span>:00 – 1<text:span text:style-name="T11">8</text:span>:00, Jueves 1<text:span text:style-name="T11">5</text:span>:00 – 1<text:span text:style-name="T11">6</text:span>:00</text:p>
      <text:p text:style-name="P3">Grupo:<text:tab/><text:tab/>7A</text:p>
      <text:p text:style-name="Standard"/>
      <text:p text:style-name="P5"><text:span text:style-name="Strong_20_Emphasis"><text:span text:style-name="T3">HW_</text:span></text:span><text:span text:style-name="Strong_20_Emphasis"><text:span text:style-name="T9">10</text:span></text:span><text:span text:style-name="Strong_20_Emphasis"><text:span text:style-name="T5">.</text:span></text:span><text:span text:style-name="Strong_20_Emphasis"><text:span text:style-name="T6">1</text:span></text:span><text:span text:style-name="Strong_20_Emphasis"><text:span text:style-name="T3"> <text:s/></text:span></text:span><text:span text:style-name="Strong_20_Emphasis"><text:span text:style-name="T7"><text:s/></text:span></text:span><text:span text:style-name="Strong_20_Emphasis"><text:span text:style-name="T4">(convert to 10 point scale)</text:span></text:span></text:p>
      <text:section text:style-name="Sect1" text:name="md-content-197282861">
        <text:section text:style-name="Sect1" text:name="md-content-214849905">
          <text:section text:style-name="Sect1" text:name="md-content-224920981">
            <text:section text:style-name="Sect1" text:name="md-content-275426951">
              <text:section text:style-name="Sect1" text:name="md-content-283092045">
                <table:table table:name="Table1" table:style-name="Table1">
                  <table:table-column table:style-name="Table1.A"/>
                  <table:table-column table:style-name="Table1.B"/>
                  <table:table-column table:style-name="Table1.C"/>
                  <table:table-column table:style-name="Table1.D"/>
                  <table:table-header-rows>
                    <table:table-row>
                      <table:table-cell table:style-name="Table1.A1" office:value-type="string">
                        <text:p text:style-name="Table_20_Heading">Criteria</text:p>
                      </table:table-cell>
                      <table:table-cell table:style-name="Table1.A1" office:value-type="string">
                        <text:p text:style-name="Table_20_Heading">3 Points (Excellent)</text:p>
                      </table:table-cell>
                      <table:table-cell table:style-name="Table1.A1" office:value-type="string">
                        <text:p text:style-name="Table_20_Heading">2 Points (Proficient)</text:p>
                      </table:table-cell>
                      <table:table-cell table:style-name="Table1.A1" office:value-type="string">
                        <text:p text:style-name="Table_20_Heading">1 Point (Needs Improvement)</text:p>
                      </table:table-cell>
                    </table:table-row>
                  </table:table-header-rows>
                  <table:table-row>
                    <table:table-cell table:style-name="Table1.A1" office:value-type="string">
                      <text:p text:style-name="Table_20_Contents"><text:span text:style-name="Strong_20_Emphasis"/></text:p>
                    </table:table-cell>
                    <table:table-cell table:style-name="Table1.A1" office:value-type="string">
                      <text:p text:style-name="Table_20_Contents"/>
                    </table:table-cell>
                    <table:table-cell table:style-name="Table1.A1" office:value-type="string">
                      <text:p text:style-name="P7"/>
                    </table:table-cell>
                    <table:table-cell table:style-name="Table1.A1" office:value-type="string">
                      <text:p text:style-name="P7"/>
                    </table:table-cell>
                  </table:table-row>
                  <table:table-row>
                    <table:table-cell table:style-name="Table1.A1" office:value-type="string">
                      <text:p text:style-name="Table_20_Contents"><text:span text:style-name="Strong_20_Emphasis"/></text:p>
                    </table:table-cell>
                    <table:table-cell table:style-name="Table1.A1" office:value-type="string">
                      <text:p text:style-name="Table_20_Contents"/>
                    </table:table-cell>
                    <table:table-cell table:style-name="Table1.A1" office:value-type="string">
                      <text:p text:style-name="Table_20_Contents"/>
                    </table:table-cell>
                    <table:table-cell table:style-name="Table1.A1" office:value-type="string">
                      <text:p text:style-name="Table_20_Contents"/>
                    </table:table-cell>
                  </table:table-row>
                  <table:table-row>
                    <table:table-cell table:style-name="Table1.A1" office:value-type="string">
                      <text:p text:style-name="P6"><text:span text:style-name="Strong_20_Emphasis"><text:span text:style-name="T12">Writing Quality and Presentation</text:span></text:span></text:p>
                    </table:table-cell>
                    <table:table-cell table:style-name="Table1.A1" office:value-type="string">
                      <text:p text:style-name="P6">Impeccable academic English; precise legal terminology; grammatically flawless Meticulously organized; professional formatting</text:p>
                    </table:table-cell>
                    <table:table-cell table:style-name="Table1.A1" office:value-type="string">
                      <text:p text:style-name="P6">Clear academic English with minor linguistic errors; Generally well-organized with minor presentational issues</text:p>
                    </table:table-cell>
                    <table:table-cell table:style-name="Table1.A1" office:value-type="string">
                      <text:p text:style-name="P6">Significant language barriers; unclear communication; Disorganized; lacks professional academic standards</text:p>
                    </table:table-cell>
                  </table:table-row>
                </table:table>
              </text:section>
            </text:section>
          </text:section>
        </text:section>
        <text:p text:style-name="Standard"><text:span text:style-name="Strong_20_Emphasis"/></text:p>
        <text:p text:style-name="Standard"><text:span text:style-name="Strong_20_Emphasis"><text:span text:style-name="T12">A</text:span></text:span><text:span text:style-name="Strong_20_Emphasis"><text:span text:style-name="T10">ssignment</text:span></text:span><text:span text:style-name="Strong_20_Emphasis">:</text:span></text:p>
        <text:p text:style-name="Standard">HW_10.1<text:tab/>[Due: 08 Apr 2025]</text:p>
        <text:p text:style-name="Standard"/>
        <text:p text:style-name="Standard">Use the standard format EXCEPT for double-spaced text: text should be single-spaced. </text:p>
        <text:p text:style-name="Standard">If possible, print your assignment double-sided or duplex.</text:p>
        <text:p text:style-name="Standard">All materials for the assignment are in Class Materials &gt;&gt; ContentDocs_3P &gt;&gt; Intl_Law</text:p>
        <text:p text:style-name="Standard"/>
        <text:p text:style-name="Standard">--- Task 1</text:p>
        <text:p text:style-name="Standard">Read/scan the following documents:</text:p>
        <text:p text:style-name="Standard"><text:tab/>a) "Fault Lines in the Rule of Law: Europe’s Present and the Presence of its Past".pdf</text:p>
        <text:p text:style-name="Standard"><text:tab/>b) "Judicial relational legal consciousness: Authoritarian backsliding as a catalyst of change".pdf</text:p>
        <text:p text:style-name="Standard"><text:tab/>c) "Governance of global peace and security through the international courts: Serving a holistic </text:p>
        <text:p text:style-name="Standard"><text:tab/>purpose or maintaining hegemony?'.pdf</text:p>
        <text:p text:style-name="Standard"><text:tab/></text:p>
        <text:p text:style-name="Standard"/>
        <text:p text:style-name="Standard">--- Task 2</text:p>
        <text:p text:style-name="Standard">Translate into Spanish:</text:p>
        <text:p text:style-name="Standard"><text:tab/>i) The Abstract and the Conclusion from Document a) in Task 1</text:p>
        <text:p text:style-name="Standard"><text:tab/>ii) The Abstract, the first four (4) paragraphs of the Introduction, and the Conclusion from Document </text:p>
        <text:p text:style-name="Standard"><text:tab/>b) in Task 1</text:p>
        <text:p text:style-name="Standard"><text:tab/>iii) The Abstract and the section, "Overview of ICC, ICJ, and WTO Judicial Systems" from </text:p>
        <text:p text:style-name="Standard"><text:soft-page-break/><text:tab/>Document c) in Task 1</text:p>
        <text:p text:style-name="Standard"/>
        <text:p text:style-name="Standard">--- Task 3</text:p>
        <text:p text:style-name="Standard">Summary/Critique:</text:p>
        <text:p text:style-name="Standard"><text:tab/>For each article in Task 1 above, very briefly summarize the author's main argument and their recommendation(s) and/or conclusion(s).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char" svg:x="-0.0929in" svg:y="-0.3571in" svg:width="1.4862in" svg:height="0.6728in" draw:z-index="1"><draw:image xlink:href="Pictures/1000000100000438000001E9AD04E7590B26663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7:48:41.806771747</meta:creation-date>
    <dc:date>2025-04-08T15:31:56.971156301</dc:date>
    <meta:editing-duration>PT2H38M3S</meta:editing-duration>
    <meta:editing-cycles>43</meta:editing-cycles>
    <meta:generator>LibreOffice/7.3.7.2$Linux_X86_64 LibreOffice_project/30$Build-2</meta:generator>
    <meta:document-statistic meta:table-count="1" meta:image-count="1" meta:object-count="0" meta:page-count="2" meta:paragraph-count="38" meta:word-count="259" meta:character-count="1847" meta:non-whitespace-character-count="1594"/>
  </office:meta>
</office:document-meta>
</file>